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5" svg:font-family="'Source Sans Pro Black'" style:font-adornments="Regular" style:font-family-generic="swiss"/>
    <style:font-face style:name="Source Sans Pro Black4" svg:font-family="'Source Sans Pro Black'" style:font-adornments="標準" style:font-family-generic="swiss"/>
    <style:font-face style:name="Courier New5" svg:font-family="'Courier New'" style:font-family-generic="modern" style:font-pitch="fixed"/>
    <style:font-face style:name="Courier New6" svg:font-family="'Courier New'" style:font-adornments="Bold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4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 New3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center" draw:textarea-vertical-align="middle" draw:auto-grow-height="true" fo:min-height="4.43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auto-grow-height="false" draw:fit-to-size="shrink-to-fit" style:shrink-to-fit="true" fo:min-height="13.75cm"/>
    </style:style>
    <style:style style:name="gr4" style:family="graphic" style:parent-style-name="standard">
      <style:graphic-properties draw:stroke="none" draw:fill="none" draw:fill-color="#ffffff" draw:auto-grow-width="true" fo:min-height="0.738cm" fo:min-width="3.9cm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draw:stroke="none" draw:fill="none"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loext:graphic-properties draw:fill="none" draw:fill-color="#ffffff" draw:fill-image-width="0cm" draw:fill-image-height="0cm"/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ffffff" style:font-name="Source Sans Pro Black5" fo:font-size="18pt" fo:font-weight="bold" style:font-size-asian="24pt" style:font-size-complex="24pt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Courier New2" fo:font-size="26pt" fo:font-style="normal" fo:text-shadow="none" style:text-underline-style="none" fo:font-weight="bold" style:letter-kerning="true" style:font-name-asian="源ノ角ゴシック Normal2" style:font-size-asian="26pt" style:font-style-asian="normal" style:font-weight-asian="bold" style:font-name-complex="FreeSans" style:font-size-complex="28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urier New2" fo:font-size="26pt" fo:font-weight="bold" style:font-weight-asian="bold" style:font-size-complex="28pt" style:font-weight-complex="600"/>
    </style:style>
    <style:style style:name="T7" style:family="text">
      <style:text-properties fo:font-size="25pt" style:font-size-complex="28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italic" fo:text-shadow="none" style:text-underline-style="none" style:letter-kerning="true" style:font-name-asian="源ノ角ゴシック Normal2" style:font-size-asian="26pt" style:font-style-asian="italic" style:font-name-complex="FreeSans" style:font-size-complex="28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style:letter-kerning="true" style:font-name-asian="源ノ角ゴシック Normal2" style:font-size-asian="26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fo:font-weight="bold" style:letter-kerning="true" style:font-name-asian="源ノ角ゴシック Normal2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New2" fo:font-size="23pt" fo:font-weight="normal" style:font-weight-asian="normal" style:font-size-complex="28pt" style:font-weight-complex="normal"/>
    </style:style>
    <style:style style:name="T13" style:family="text">
      <style:text-properties style:font-name="Courier New2" fo:font-size="23pt" style:font-size-complex="28pt"/>
    </style:style>
    <style:style style:name="T14" style:family="text">
      <style:text-properties style:font-name="Courier New2" fo:font-size="24pt" fo:font-weight="normal" style:font-weight-asian="normal" style:font-size-complex="28pt" style:font-weight-complex="normal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italic" fo:text-shadow="none" style:text-underline-style="none" fo:font-weight="normal" style:letter-kerning="true" style:font-name-asian="源ノ角ゴシック Normal2" style:font-size-asian="26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font-name="Source Sans Pro Black5" fo:font-size="18pt" fo:font-weight="bold" style:font-size-asian="24pt" style:font-size-complex="24pt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Courier New2" fo:font-size="23pt" fo:text-shadow="none" style:text-underline-style="none" fo:font-weight="normal" style:letter-kerning="true" style:font-name-asian="源ノ角ゴシック Normal2" style:font-size-asian="26pt" style:font-weight-asian="normal" style:font-name-complex="FreeSans" style:font-size-complex="28pt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ourier New5" fo:font-size="32pt" style:font-size-asian="28pt" style:font-size-complex="32pt"/>
    </style:style>
    <style:style style:name="T19" style:family="text">
      <style:text-properties style:font-name="Courier New5" fo:font-size="32pt" fo:font-style="italic" style:font-size-asian="28pt" style:font-style-asian="italic" style:font-size-complex="32pt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Courier New2" fo:font-size="23pt" fo:font-style="normal" style:font-style-asian="normal" style:font-size-complex="28pt" style:font-style-complex="normal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Courier New2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italic" fo:text-shadow="none" style:text-underline-style="none" fo:font-weight="normal" style:letter-kerning="true" style:font-name-asian="源ノ角ゴシック Bold2" style:font-size-asian="28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Courier New2" fo:font-size="28pt" style:font-size-complex="28pt"/>
    </style:style>
    <style:style style:name="T29" style:family="text">
      <style:text-properties style:font-name="Courier New6" fo:font-size="32pt" fo:font-weight="bold" style:font-size-asian="28pt" style:font-size-complex="32pt"/>
    </style:style>
    <style:style style:name="T30" style:family="text">
      <style:text-properties fo:font-variant="normal" fo:text-transform="none" fo:color="#2c3e50" style:text-outline="false" style:text-line-through-style="none" style:text-line-through-type="none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2" fo:font-size="26pt" style:font-size-complex="28pt"/>
    </style:style>
    <style:style style:name="T32" style:family="text">
      <style:text-properties fo:font-size="28pt" fo:font-weight="bold" style:font-size-asian="28pt" style:font-size-complex="32pt"/>
    </style:style>
    <style:style style:name="T33" style:family="text">
      <style:text-properties fo:font-size="20pt" style:font-size-asian="18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2" draw:layer="layout" svg:width="26cm" svg:height="4.685cm" svg:x="1cm" svg:y="7.39cm">
          <draw:text-box>
            <text:p text:style-name="P1"><text:span text:style-name="T1">Click, a Cromulent Command-line Parsing Package for Python</text:span></text:p>
          </draw:text-box>
        </draw:frame>
        <draw:frame presentation:style-name="pr1" draw:text-style-name="P3" draw:layer="layout" svg:width="26cm" svg:height="5.5cm" svg:x="1cm" svg:y="14.5cm" presentation:class="subtitle">
          <draw:text-box>
            <text:p>Python WA meetup</text:p>
            <text:p>2021-11-04</text:p>
            <text:p/>
            <text:p><text:span text:style-name="T2">https://bit.ly/Python-Click-tal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tents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lick rationale</text:p>
              </text:list-item>
              <text:list-item>
                <text:p>The basics</text:p>
              </text:list-item>
              <text:list-item>
                <text:p>Options</text:p>
              </text:list-item>
              <text:list-item>
                <text:p>Positional parameters</text:p>
              </text:list-item>
              <text:list-item>
                <text:p>Click types</text:p>
              </text:list-item>
              <text:list-item>
                <text:p>Subcommands</text:p>
              </text:list-item>
              <text:list-item>
                <text:p>Contexts</text:p>
              </text:list-item>
              <text:list-item>
                <text:p>Defaults and the environment</text:p>
              </text:list-item>
              <text:list-item>
                <text:p>Colours, logging, prompting, exceptions, oh my!</text:p>
              </text:list-item>
              <text:list-item>
                <text:p>Conclusion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7" draw:layer="layout" svg:width="26cm" svg:height="14cm" svg:x="1cm" svg:y="5.5cm">
          <draw:text-box>
            <text:list text:style-name="L2">
              <text:list-item>
                <text:p text:style-name="P6"><text:span text:style-name="T3">Python as a shell scripting language</text:span></text:p>
              </text:list-item>
              <text:list-item>
                <text:p text:style-name="P6"><text:span text:style-name="T3">Command-line Parsing</text:span></text:p>
              </text:list-item>
              <text:list-item>
                <text:p text:style-name="P6"><text:span text:style-name="T3">Alternatives</text:span></text:p>
                <text:list>
                  <text:list-item>
                    <text:p text:style-name="P6"><text:span text:style-name="T3">getopt</text:span></text:p>
                  </text:list-item>
                  <text:list-item>
                    <text:p text:style-name="P6"><text:span text:style-name="T3">argparse.ArgumentParser</text:span></text:p>
                  </text:list-item>
                  <text:list-item>
                    <text:p text:style-name="P6"><text:span text:style-name="T3">docopt</text:span></text:p>
                  </text:list-item>
                  <text:list-item>
                    <text:p text:style-name="P6"><text:span text:style-name="T3">sys.argv</text:span></text:p>
                  </text:list-item>
                </text:list>
              </text:list-item>
            </text:list>
          </draw:text-box>
        </draw:frame>
        <draw:frame presentation:style-name="pr3" draw:layer="layout" svg:width="26cm" svg:height="2.663cm" svg:x="1cm" svg:y="0.837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lick rational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lick is based on the premise that writing the interface layer is a pain, and distracts from the program’s logic</text:p>
              </text:list-item>
              <text:list-item>
                <text:p>Click avoids this by using decorators</text:p>
              </text:list-item>
              <text:list-item>
                <text:p>Its declarative syntax efficiently specifies how your command-line interface should work</text:p>
                <text:list>
                  <text:list-item>
                    <text:p>option names are linked with parameter names</text:p>
                  </text:list-item>
                  <text:list-item>
                    <text:p><text:span text:style-name="T4">dashes in </text:span>option names are mapped to underscores</text:p>
                  </text:list-item>
                  <text:list-item>
                    <text:p><text:span text:style-name="T4">reserved words have an </text:span>underscore appended</text:p>
                  </text:list-item>
                </text:list>
              </text:list-item>
              <text:list-item>
                <text:p>It takes care of the details and a lot of the work (validation,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he basic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Old:</text:p>
                <text:list>
                  <text:list-item>
                    <text:p>Activate virtualenv</text:p>
                  </text:list-item>
                  <text:list-item>
                    <text:p text:style-name="P6"><text:span text:style-name="T4">Run </text:span><text:span text:style-name="T5">pip3 install click</text:span></text:p>
                  </text:list-item>
                </text:list>
              </text:list-item>
              <text:list-item>
                <text:p>New:</text:p>
                <text:list>
                  <text:list-item>
                    <text:p>Run <text:span text:style-name="T6">pipenv install click</text:span></text:p>
                  </text:list-item>
                </text:list>
              </text:list-item>
              <text:list-item>
                <text:p>Code:</text:p>
                <text:list>
                  <text:list-item>
                    <text:p><text:span text:style-name="T7">import click</text:span><text:span text:style-name="T7"><text:line-break/></text:span><text:span text:style-name="T7">…</text:span><text:span text:style-name="T7"><text:line-break/></text:span><text:span text:style-name="T7">@click.command()</text:span><text:span text:style-name="T7"><text:line-break/></text:span><text:span text:style-name="T7">def action():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1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Boolean options</text:p>
                <text:list>
                  <text:list-item>
                    <text:p>Value is True/False</text:p>
                  </text:list-item>
                  <text:list-item>
                    <text:p><text:span text:style-name="T8">@click.command</text:span><text:span text:style-name="T9">()</text:span><text:span text:style-name="T9"><text:line-break/></text:span><text:span text:style-name="T8">@click.option</text:span><text:span text:style-name="T9">("--</text:span><text:span text:style-name="T10">magic</text:span><text:span text:style-name="T9">/--</text:span><text:span text:style-name="T10">no-magic</text:span><text:span text:style-name="T11">", "-m/-M</text:span><text:span text:style-name="T12">"</text:span><text:span text:style-name="T13">)</text:span><text:span text:style-name="T13"><text:line-break/></text:span><text:span text:style-name="T13">def beryl(magic: bool):</text:span><text:span text:style-name="T13"><text:line-break/></text:span><text:span text:style-name="T13"> <text:s text:c="3"/>if magic: ...</text:span></text:p>
                  </text:list-item>
                  <text:list-item>
                    <text:p><text:span text:style-name="T4">Alternative: </text:span><text:span text:style-name="T9">@click.option("--</text:span><text:span text:style-name="T10">magic</text:span><text:span text:style-name="T12">", type=bool</text:span><text:span text:style-name="T14">)</text:span></text:p>
                  </text:list-item>
                </text:list>
              </text:list-item>
              <text:list-item>
                <text:p>Options with parameters</text:p>
                <text:list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</text:span><text:span text:style-name="T9">"--</text:span><text:span text:style-name="T10">note</text:span><text:span text:style-name="T11">", "-n")</text:span><text:span text:style-name="T11"><text:line-break/></text:span><text:span text:style-name="T11">def edith(note: Optional[str]):</text:span><text:span text:style-name="T11"><text:line-break/></text:span><text:span text:style-name="T11"> <text:s text:c="3"/>print(f"Grandma says {note}!</text:span><text:span text:style-name="T9">"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6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2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Integer options</text:p>
                <text:list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</text:span><text:span text:style-name="T9">"--</text:span><text:span text:style-name="T10">cookies</text:span><text:span text:style-name="T11">", type=int)</text:span><text:span text:style-name="T11"><text:line-break/></text:span><text:span text:style-name="T11">def clarice(cookies: Optional[int]):</text:span><text:span text:style-name="T11"><text:line-break/></text:span><text:span text:style-name="T11"> <text:s text:c="3"/>print(f"You get {cookies} cookies!</text:span><text:span text:style-name="T9">")</text:span></text:p>
                  </text:list-item>
                </text:list>
              </text:list-item>
              <text:list-item>
                <text:p>Counting options</text:p>
                <text:list>
                  <text:list-item>
                    <text:p>Value is number of times option was specified</text:p>
                  </text:list-item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</text:span><text:span text:style-name="T9">"--</text:span><text:span text:style-name="T10">fish</text:span><text:span text:style-name="T11">", count=True)</text:span><text:span text:style-name="T11"><text:line-break/></text:span><text:span text:style-name="T11">def janice(fish: int):</text:span><text:span text:style-name="T11"><text:line-break/></text:span><text:span text:style-name="T11"> <text:s text:c="3"/>print(f"You get {fish} fish!</text:span><text:span text:style-name="T9">"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6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3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andatory options</text:p>
                <text:list>
                  <text:list-item>
                    <text:p>Click will complain if they’re missing</text:p>
                  </text:list-item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"--</text:span><text:span text:style-name="T10">fishing-licence</text:span><text:span text:style-name="T11">", "-l</text:span><text:span text:style-name="T9">"</text:span><text:span text:style-name="T11">,</text:span><text:span text:style-name="T11"><text:line-break/></text:span><text:span text:style-name="T11"> <text:s text:c="13"/>required=True)</text:span><text:span text:style-name="T11"><text:line-break/></text:span><text:span text:style-name="T11">def panic(fishing_licence: str</text:span><text:span text:style-name="T13">):</text:span><text:span text:style-name="T13"><text:line-break/></text:span><text:span text:style-name="T13"> <text:s text:c="3"/>...</text:span></text:p>
                  </text:list-item>
                </text:list>
              </text:list-item>
              <text:list-item>
                <text:p>Choice options</text:p>
                <text:list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"--</text:span><text:span text:style-name="T10">method</text:span><text:span text:style-name="T11">", "-m</text:span><text:span text:style-name="T9">"</text:span><text:span text:style-name="T11">,</text:span><text:span text:style-name="T11"><text:line-break/></text:span><text:span text:style-name="T11"> <text:s text:c="13"/>type=click.Choice(['laden', 'un1aden']),</text:span><text:span text:style-name="T11"><text:line-break/></text:span><text:span text:style-name="T11"> <text:s text:c="13"/>default="laden")</text:span><text:span text:style-name="T11"><text:line-break/></text:span><text:span text:style-name="T11">def journey(method: str</text:span><text:span text:style-name="T13">):</text:span><text:span text:style-name="T13"><text:line-break/></text:span><text:span text:style-name="T13"> <text:s text:c="3"/>..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6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ptions (4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text:style-name="P6">File path options</text:p>
                <text:list>
                  <text:list-item>
                    <text:p>Value is True/False</text:p>
                  </text:list-item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"--</text:span><text:span text:style-name="T10">file</text:span><text:span text:style-name="T11">", "-f</text:span><text:span text:style-name="T9">"</text:span><text:span text:style-name="T11">,</text:span><text:span text:style-name="T11"><text:line-break/></text:span><text:span text:style-name="T11"> <text:s text:c="13"/>default=".env.sh",</text:span><text:span text:style-name="T11"><text:line-break/></text:span><text:span text:style-name="T11"> <text:s text:c="13"/>type=click.Path(exists=True))</text:span><text:span text:style-name="T11"><text:line-break/></text:span><text:span text:style-name="T11">def beryl(file: os.PathLike):</text:span><text:span text:style-name="T11"><text:line-break/></text:span><text:span text:style-name="T11"> <text:s text:c="3"/>print(f"Filename: {file}")</text:span></text:p>
                  </text:list-item>
                </text:list>
              </text:list-item>
              <text:list-item>
                <text:p>File handle options</text:p>
                <text:list>
                  <text:list-item>
                    <text:p>Click opens &amp; closes the file for you</text:p>
                  </text:list-item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"--</text:span><text:span text:style-name="T10">countries</text:span><text:span text:style-name="T11">", type=click.File())</text:span><text:span text:style-name="T11"><text:line-break/></text:span><text:span text:style-name="T11">def carmen(countries: typing.TextIO):</text:span><text:span text:style-name="T11"><text:line-break/></text:span><text:span text:style-name="T11"><text:tab/></text:span><text:span text:style-name="T11">for country in countries: print(country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6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5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ulti-string options</text:p>
                <text:list>
                  <text:list-item>
                    <text:p>Values come back in a list</text:p>
                  </text:list-item>
                  <text:list-item>
                    <text:p>Default must be given as a list</text:p>
                  </text:list-item>
                  <text:list-item>
                    <text:p><text:span text:style-name="T15">@click.command</text:span><text:span text:style-name="T11">()</text:span><text:span text:style-name="T11"><text:line-break/></text:span><text:span text:style-name="T15">@click.option</text:span><text:span text:style-name="T11">("--idea", "-i", "</text:span><text:span text:style-name="T10">ideas</text:span><text:span text:style-name="T11">", </text:span><text:span text:style-name="T11">multiple=True)</text:span><text:span text:style-name="T11"><text:line-break/></text:span><text:span text:style-name="T11">def prognosticate(ideas: List[str]</text:span><text:span text:style-name="T13">):</text:span><text:span text:style-name="T13"><text:line-break/></text:span><text:span text:style-name="T13"> <text:s text:c="3"/>...</text:span></text:p>
                  </text:list-item>
                </text:list>
              </text:list-item>
              <text:list-item>
                <text:p>Password option</text:p>
                <text:list>
                  <text:list-item>
                    <text:p><text:span text:style-name="T8">@click.command</text:span><text:span text:style-name="T9">()</text:span><text:span text:style-name="T9"><text:line-break/></text:span><text:span text:style-name="T8">@click.password_option</text:span><text:span text:style-name="T9">()</text:span><text:span text:style-name="T9"><text:line-break/></text:span><text:span text:style-name="T9">def encrypt(password):</text:span><text:span text:style-name="T9"><text:line-break/></text:span><text:span text:style-name="T9"> <text:s text:c="3"/>..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ptions (6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3">Prompting when an option is </text:span>missing</text:p>
                <text:list>
                  <text:list-item>
                    <text:p><text:span text:style-name="T15">@click.command</text:span><text:span text:style-name="T17">()</text:span><text:span text:style-name="T17"><text:line-break/></text:span><text:span text:style-name="T15">@click.option</text:span><text:span text:style-name="T11">("</text:span><text:span text:style-name="T9">--</text:span><text:span text:style-name="T10">name</text:span><text:span text:style-name="T11">", prompt='Your name please')</text:span><text:span text:style-name="T11"><text:line-break/></text:span><text:span text:style-name="T11">def hello(name: str):</text:span><text:span text:style-name="T11"><text:line-break/></text:span><text:span text:style-name="T11"> <text:s text:c="3"/>click.echo("Hello {name}!"</text:span><text:span text:style-name="T13">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ositional parameter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3">Lists of parameters, a.k.a. arguments</text:span></text:p>
                <text:list>
                  <text:list-item>
                    <text:p text:style-name="P9"><text:span text:style-name="T15">@click.command</text:span><text:span text:style-name="T11">()</text:span><text:span text:style-name="T11"><text:line-break/></text:span><text:span text:style-name="T15">@click.argument</text:span><text:span text:style-name="T11">("quantity")</text:span><text:span text:style-name="T11"><text:line-break/></text:span><text:span text:style-name="T11">def measure(quantity: str):</text:span><text:span text:style-name="T11"><text:line-break/></text:span><text:span text:style-name="T11"> <text:s text:c="3"/>...</text:span></text:p>
                  </text:list-item>
                  <text:list-item>
                    <text:p text:style-name="P6"><text:span text:style-name="T15">@click.command</text:span><text:span text:style-name="T11">()</text:span><text:span text:style-name="T11"><text:line-break/></text:span><text:span text:style-name="T15">@click.argument</text:span><text:span text:style-name="T11">("first", type=int, required=True)</text:span><text:span text:style-name="T11"><text:line-break/></text:span><text:span text:style-name="T15">@click.argument</text:span><text:span text:style-name="T11">("second", type=click.Path(), required=True)</text:span><text:span text:style-name="T11"><text:line-break/></text:span><text:span text:style-name="T15">@click.argument</text:span><text:span text:style-name="T11">("third")</text:span><text:span text:style-name="T11"><text:line-break/></text:span><text:span text:style-name="T11">def example(first: int, second: str, third: Optional[str]):</text:span><text:span text:style-name="T11"><text:line-break/></text:span><text:span text:style-name="T11"> <text:s text:c="3"/>...</text:span></text:p>
                  </text:list-item>
                </text:list>
              </text:list-item>
              <text:list-item>
                <text:p>Variable numbers of parameters</text:p>
                <text:list>
                  <text:list-item>
                    <text:p><text:span text:style-name="T15">@click.command</text:span><text:span text:style-name="T11">()</text:span><text:span text:style-name="T11"><text:line-break/></text:span><text:span text:style-name="T15">@click.argument</text:span><text:span text:style-name="T11">("names", nargs=-1)</text:span><text:span text:style-name="T11"><text:line-break/></text:span><text:span text:style-name="T11">def measure(names: Tuple[str, ...]):</text:span><text:span text:style-name="T11"><text:line-break/></text:span><text:span text:style-name="T11"> <text:s text:c="3"/>..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lick type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basic builtin types</text:span></text:p>
              </text:list-item>
              <text:list-item>
                <text:p><text:span text:style-name="T3">click.Choice</text:span></text:p>
              </text:list-item>
              <text:list-item>
                <text:p><text:span text:style-name="T3">click.DateTime</text:span></text:p>
              </text:list-item>
              <text:list-item>
                <text:p>click.File</text:p>
              </text:list-item>
              <text:list-item>
                <text:p>click.FloatRange</text:p>
              </text:list-item>
              <text:list-item>
                <text:p>click.IntRange</text:p>
              </text:list-item>
              <text:list-item>
                <text:p>click.Path</text:p>
              </text:list-item>
              <text:list-item>
                <text:p>click.Tuple — use with <text:span text:style-name="T18">nargs=</text:span><text:span text:style-name="T19">n</text:span></text:p>
              </text:list-item>
              <text:list-item>
                <text:p>click.UUID</text:p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ubcommands (1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lick is good for small utilities, but it can also easily support complex command-line front ends for enterprise software</text:p>
              </text:list-item>
              <text:list-item>
                <text:p>Python setup.py style packaging supports multiple entry points</text:p>
                <text:list>
                  <text:list-item>
                    <text:p>This is a bit like Flask or pytest when specifying the file <text:span text:style-name="T20">and</text:span><text:span text:style-name="T21"> </text:span><text:span text:style-name="T21">function to run</text:span></text:p>
                  </text:list-item>
                </text:list>
              </text:list-item>
              <text:list-item>
                <text:p><text:span text:style-name="T21">Click allows subcommands</text:span></text:p>
                <text:list>
                  <text:list-item>
                    <text:p><text:span text:style-name="T21">E.g. </text:span><text:span text:style-name="T22">widget frobnicate -l</text:span></text:p>
                  </text:list-item>
                  <text:list-item>
                    <text:p><text:span text:style-name="T21">The top-level command and each subcommand can all have </text:span><text:span text:style-name="T21">their own option/argument sets</text:span></text:p>
                  </text:list-item>
                  <text:list-item>
                    <text:p><text:span text:style-name="T4">The appropriate functions are called for both the </text:span><text:span text:style-name="T21">top-level </text:span><text:span text:style-name="T21">command and the subcommand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ubcommands (2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1">Top-level command</text:span></text:p>
                <text:list>
                  <text:list-item>
                    <text:p><text:span text:style-name="T15">@click.group</text:span><text:span text:style-name="T11">()</text:span><text:span text:style-name="T11"><text:line-break/></text:span><text:span text:style-name="T11">def widget():</text:span><text:span text:style-name="T11"><text:line-break/></text:span><text:span text:style-name="T11"> <text:s text:c="3"/>pass</text:span></text:p>
                  </text:list-item>
                  <text:list-item>
                    <text:p><text:span text:style-name="T4">Creates a group object, which contains a </text:span><text:span text:style-name="T23">command</text:span><text:span text:style-name="T24"> decorator</text:span></text:p>
                  </text:list-item>
                </text:list>
              </text:list-item>
              <text:list-item>
                <text:p>Subcommand</text:p>
                <text:list>
                  <text:list-item>
                    <text:p><text:span text:style-name="T15">@</text:span><text:span text:style-name="T11">widget</text:span><text:span text:style-name="T15">.command</text:span><text:span text:style-name="T11">()</text:span><text:span text:style-name="T11"><text:line-break/></text:span><text:span text:style-name="T15">@click.option</text:span><text:span text:style-name="T11">("--</text:span><text:span text:style-name="T10">load</text:span><text:span text:style-name="T11">/--no-load", "-l</text:span><text:span text:style-name="T10">"</text:span><text:span text:style-name="T11">)</text:span><text:span text:style-name="T11"><text:line-break/></text:span><text:span text:style-name="T11">def frobnicate(load: bool):</text:span><text:span text:style-name="T11"><text:line-break/></text:span><text:span text:style-name="T11"> <text:s text:c="3"/>if load: print("Loading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texts (1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3">Hold state relevant for the script execution at </text:span><text:span text:style-name="T3">each (subcommand) level</text:span></text:p>
                <text:list>
                  <text:list-item>
                    <text:p><text:span text:style-name="T25">@click.group</text:span><text:span text:style-name="T26">()</text:span><text:span text:style-name="T26"><text:line-break/></text:span><text:span text:style-name="T25">@click.option</text:span><text:span text:style-name="T26">(</text:span><text:span text:style-name="T11">"</text:span><text:span text:style-name="T26">--</text:span><text:span text:style-name="T27">debug</text:span><text:span text:style-name="T26">/--no-debug</text:span><text:span text:style-name="T11">"</text:span><text:span text:style-name="T26">, default=False)</text:span><text:span text:style-name="T26"><text:line-break/></text:span><text:span text:style-name="T25">@click.pass_context</text:span><text:span text:style-name="T26"><text:line-break/></text:span><text:span text:style-name="T26">def cli(ctx: click.Context, debug: bool):</text:span><text:span text:style-name="T26"><text:line-break/></text:span><text:span text:style-name="T26"> <text:s text:c="3"/>ctx.meta['DEBUG'] = debug</text:span><text:span text:style-name="T26"><text:line-break/></text:span><text:span text:style-name="T26"><text:line-break/></text:span><text:span text:style-name="T25">@cli.command</text:span><text:span text:style-name="T26">()</text:span><text:span text:style-name="T26"><text:line-break/></text:span><text:span text:style-name="T25">@click.pass_context</text:span><text:span text:style-name="T26"><text:line-break/></text:span><text:span text:style-name="T26">def sync(ctx</text:span><text:span text:style-name="T26">: click.Context</text:span><text:span text:style-name="T26">):</text:span><text:span text:style-name="T26"><text:line-break/></text:span><text:span text:style-name="T26"> <text:s text:c="3"/>click.echo(</text:span><text:span text:style-name="T11">"</text:span><text:span text:style-name="T26">Debug is %s</text:span><text:span text:style-name="T11">"</text:span><text:span text:style-name="T26"> % \</text:span><text:span text:style-name="T26"><text:line-break/></text:span><text:span text:style-name="T26"> <text:s text:c="14"/>(ctx.meta['DEBUG'] and \</text:span><text:span text:style-name="T26"><text:line-break/></text:span><text:span text:style-name="T26"> <text:s text:c="15"/></text:span><text:span text:style-name="T11">"</text:span><text:span text:style-name="T26">on</text:span><text:span text:style-name="T11">"</text:span><text:span text:style-name="T26"> or </text:span><text:span text:style-name="T11">"</text:span><text:span text:style-name="T26">off</text:span><text:span text:style-name="T11">"</text:span><text:span text:style-name="T26">)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Context properties/methods</text:span></text:p>
                <text:list>
                  <text:list-item>
                    <text:p><text:span text:style-name="T28">ctx.meta</text:span>: user dictionary</text:p>
                  </text:list-item>
                  <text:list-item>
                    <text:p><text:span text:style-name="T28">ctx.obj</text:span>: user object</text:p>
                  </text:list-item>
                  <text:list-item>
                    <text:p><text:span text:style-name="T28">ctx.call_on_close(callback)</text:span></text:p>
                  </text:list-item>
                  <text:list-item>
                    <text:p><text:span text:style-name="T28">ctx.exit(code=0)</text:span></text:p>
                  </text:list-item>
                  <text:list-item>
                    <text:p><text:span text:style-name="T28">ctx.fail(message)</text:span></text:p>
                  </text:list-item>
                </text:list>
              </text:list-item>
            </text:list>
          </draw:text-box>
        </draw:frame>
        <draw:frame presentation:style-name="pr3" draw:layer="layout" svg:width="26cm" svg:height="2.663cm" svg:x="1cm" svg:y="0.838cm" presentation:class="title" presentation:user-transformed="true">
          <draw:text-box>
            <text:p>Contexts (2)</text:p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efaults and the environment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Defaults for option values can come from the environment</text:p>
                <text:list>
                  <text:list-item>
                    <text:p><text:span text:style-name="T15">@click.command</text:span><text:span text:style-name="T17">()</text:span><text:span text:style-name="T17"><text:line-break/></text:span><text:span text:style-name="T15">@click.option</text:span><text:span text:style-name="T11">(</text:span><text:span text:style-name="T11">"</text:span><text:span text:style-name="T9">--</text:span><text:span text:style-name="T10">username</text:span><text:span text:style-name="T11">"</text:span><text:span text:style-name="T11">, envvar='USERNAME')</text:span><text:span text:style-name="T11"><text:line-break/></text:span><text:span text:style-name="T11">def greet(username: Optional[str]):</text:span><text:span text:style-name="T11"><text:line-break/></text:span><text:span text:style-name="T11"> <text:s text:c="3"/>if username:</text:span><text:span text:style-name="T11"><text:line-break/></text:span><text:span text:style-name="T11"> <text:s text:c="7"/>click.echo(</text:span><text:span text:style-name="T11">"</text:span><text:span text:style-name="T11">Hello %s!</text:span><text:span text:style-name="T11">"</text:span><text:span text:style-name="T11"> % username)</text:span><text:span text:style-name="T11"><text:line-break/></text:span><text:span text:style-name="T11"> <text:s text:c="3"/>else:</text:span><text:span text:style-name="T11"><text:line-break/></text:span><text:span text:style-name="T11"> <text:s text:c="7"/>raise click.ClickException(</text:span><text:span text:style-name="T11">"</text:span><text:span text:style-name="T11">No username</text:span><text:span text:style-name="T11">")</text:span><text:span text:style-name="T13"><text:line-break/></text:span><text:span text:style-name="T13"><text:line-break/></text:span><text:span text:style-name="T13">if __name__ == '__main__':</text:span><text:span text:style-name="T13"><text:line-break/></text:span><text:span text:style-name="T13"> <text:s text:c="3"/>greet()</text:span></text:p>
                  </text:list-item>
                </text:list>
              </text:list-item>
              <text:list-item>
                <text:p>Don’t use <text:span text:style-name="T29">os.getenv()</text:span> or <text:span text:style-name="T29">os.environ[]</text:span></text:p>
                <text:list>
                  <text:list-item>
                    <text:p>This can screw up your autogenerated doc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lours, logging, prompting, exceptions, oh my!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Regular output</text:p>
                <text:list>
                  <text:list-item>
                    <text:p><text:span text:style-name="T13">click.echo("Hi!")</text:span></text:p>
                  </text:list-item>
                </text:list>
              </text:list-item>
              <text:list-item>
                <text:p>Coloured output</text:p>
                <text:list>
                  <text:list-item>
                    <text:p><text:span text:style-name="T13">click.secho(f"{shell} completion installed in {path}",</text:span><text:span text:style-name="T13"><text:line-break/></text:span><text:span text:style-name="T13"> <text:s text:c="11"/>fg="green")</text:span></text:p>
                  </text:list-item>
                </text:list>
              </text:list-item>
              <text:list-item>
                <text:p text:style-name="P6">Error messages and exceptions</text:p>
                <text:list>
                  <text:list-item>
                    <text:p><text:span text:style-name="T13">raise click.ClickException("Too many widgets")</text:span></text:p>
                  </text:list-item>
                  <text:list-item>
                    <text:p><text:span text:style-name="T13">raise click.FileError(</text:span><text:span text:style-name="T13"><text:line-break/></text:span><text:span text:style-name="T13"> <text:s text:c="11"/>filename=str(config_path),</text:span><text:span text:style-name="T13"><text:line-break/></text:span><text:span text:style-name="T13"> <text:s text:c="11"/>hint="Error reading configuration file: " + exc)</text:span></text:p>
                  </text:list-item>
                </text:list>
              </text:list-item>
              <text:list-item>
                <text:p>Prompting</text:p>
                <text:list>
                  <text:list-item>
                    <text:p><text:span text:style-name="T30">Use for missing arguments: </text:span><text:span text:style-name="T11">n = click.prompt("Number?</text:span><text:span text:style-name="T13">"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lick handles everything</text:p>
              </text:list-item>
              <text:list-item>
                <text:p>...including <text:span text:style-name="T31">--help</text:span></text:p>
                <text:list>
                  <text:list-item>
                    <text:p>Add <text:span text:style-name="T29">help=""</text:span> argument to:-</text:p>
                    <text:list>
                      <text:list-item>
                        <text:p><text:span text:style-name="T31">@click.command() / @click.group()</text:span></text:p>
                      </text:list-item>
                      <text:list-item>
                        <text:p><text:span text:style-name="T31">@click.option()</text:span></text:p>
                      </text:list-item>
                      <text:list-item>
                        <text:p><text:span text:style-name="T31">@click.argument()</text:span></text:p>
                      </text:list-item>
                    </text:list>
                  </text:list-item>
                </text:list>
              </text:list-item>
              <text:list-item>
                <text:p>Separation of concerns</text:p>
              </text:list-item>
              <text:list-item>
                <text:p>cookiecutter support:</text:p>
                <text:list>
                  <text:list-item>
                    <text:p>https://github.com/audreyr/cookiecutter-pypackage</text:p>
                  </text:list-item>
                </text:list>
              </text:list-item>
              <text:list-item>
                <text:p>Extensible: <text:span text:style-name="T32">https://pypi.org/project/click-log/</text:span> </text:p>
              </text:list-item>
            </text:list>
          </draw:text-box>
        </draw:frame>
        <draw:frame draw:style-name="gr4" draw:text-style-name="P8" draw:layer="layout" svg:width="4.4cm" svg:height="0.988cm" svg:x="25.8cm" svg:y="19.413cm">
          <draw:text-box>
            <text:p><text:span text:style-name="T16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Questions?<text:line-break/><text:line-break/><text:span text:style-name="T33">https://click.palletsprojects.com</text:span><text:span text:style-name="T33"><text:line-break/></text:span><text:span text:style-name="T33"><text:line-break/></text:span><text:span text:style-name="T33">bit.ly/Python-Click-talk</text:span><text:span text:style-name="T33"><text:line-break/></text:span><text:span text:style-name="T33">alastair@plug.org.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5" svg:font-family="'Source Sans Pro Black'" style:font-adornments="Regular" style:font-family-generic="swiss"/>
    <style:font-face style:name="Source Sans Pro Black4" svg:font-family="'Source Sans Pro Black'" style:font-adornments="標準" style:font-family-generic="swiss"/>
    <style:font-face style:name="Courier New5" svg:font-family="'Courier New'" style:font-family-generic="modern" style:font-pitch="fixed"/>
    <style:font-face style:name="Courier New6" svg:font-family="'Courier New'" style:font-adornments="Bold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4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 New3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3T21:55:17.677446485</meta:creation-date>
    <meta:editing-duration>PT8H26M11S</meta:editing-duration>
    <meta:editing-cycles>17</meta:editing-cycles>
    <meta:generator>LibreOffice/6.1.5.2$Linux_X86_64 LibreOffice_project/10$Build-2</meta:generator>
    <dc:title>Midnightblue</dc:title>
    <meta:initial-creator>Alastair Irvine</meta:initial-creator>
    <dc:date>2021-11-05T00:28:59.412165593</dc:date>
    <dc:creator>Alastair Irvine</dc:creator>
    <meta:document-statistic meta:object-count="144"/>
  </office:meta>
</office:document-meta>
</file>